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ca98"/>
    </style:style>
    <style:style style:name="P2" style:family="paragraph" style:parent-style-name="Standard">
      <style:text-properties officeooo:rsid="001fca98" officeooo:paragraph-rsid="001fca98"/>
    </style:style>
    <style:style style:name="P3" style:family="paragraph" style:parent-style-name="Standard">
      <style:text-properties style:text-underline-style="solid" style:text-underline-width="auto" style:text-underline-color="font-color" officeooo:paragraph-rsid="001fca98"/>
    </style:style>
    <style:style style:name="T1" style:family="text">
      <style:text-properties officeooo:rsid="001fca98"/>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xplanation R code from Petr Smilauer</text:span></text:p>
      <text:p text:style-name="P2"/>
      <text:p text:style-name="P1">You will find the code attached in the dcca-HOPE.R file. My suggestion is that you place it into a separate folder (e.g. for me this is a D:/Temp/HopeTest folder) along with the CANOCO.EXE file (I have used the one from CANOCO 4.56 distribution) and then in R you import it like <text:line-break/></text:p>
      <text:p text:style-name="P1"><text:span text:style-name="T3">source("D:/Temp/HopeTest/dcca-HOPE.R") </text:span><text:line-break/></text:p>
      <text:p text:style-name="P1">Assuming your pollen data might be in resp.sokli and predictor data in pred.sokli, with the depth coded by a "Depth" variable, you can execute the top (driver) function as <text:line-break/><text:line-break/> <text:span text:style-name="T3">xx &lt;- select.DCCA.can( "D:/Temp/HopeTest", resp.sokli, pred.sokli$Depth) </text:span><text:line-break/><text:line-break/>If successfull, xx contains the chosen DCCA model, with eig, turn, case.e, case.r, tot.inertia containing the expected information. Also, another member of xx list is degree, telling in which form the depth was used in the finally selected DCCA model. <text:line-break/><text:line-break/>The Sokli example is interesting, indeed, because it shows: <text:line-break/><text:line-break/>(a) that it is good to use orthogonal polynomials. My test project in Canoco 5 (attached, you might need to update to Canoco 5.11 for it to open at your comp) refused to calculate for Depth, Depth^2 and Depth^3 a different analysis than <text:span text:style-name="T1">f</text:span>or Depth and Depth^2, as Depth^3 was deemed collinear. <text:line-break/>Works fine with orthogonalized predictor, though. <text:line-break/><text:line-break/>(b) that my worry about the failure of poly(3) was not unrealistic: here the function returns poly(Depth,3)-based solution, but the first eigenvalue is 0.0594 and the first unconstrained (i.e. fourth) eigenvalue is 0.0992. If you work out with Cajo what to do then (but please note, we cannot get more than 4 axes out of DCCA with segments), I can adjust the code. But at least the unconstrained <text:line-break/>eigenvalue gradually decreased in size while adding polynomial terms. <text:line-break/><text:line-break/>I would attach the CANOCO.EXE too, to make sure we work with the same code base, but I am worried the anti-virus filter at your university might not like it. So I send instructions for download in a separate message. <text:line-break/><text:line-break/>The documentation of functions is mainly at the headings preceding individual functions. Also please note that most functions are nested with their definitions within the first one (i.e. execute.can) so that I do not pollute the name space too mu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1:32:53.551447114</meta:creation-date>
    <dc:date>2019-05-29T11:40:05.091577728</dc:date>
    <meta:editing-duration>PT7M11S</meta:editing-duration>
    <meta:editing-cycles>4</meta:editing-cycles>
    <meta:generator>LibreOffice/6.2.4.2$Linux_X86_64 LibreOffice_project/20$Build-2</meta:generator>
    <meta:document-statistic meta:table-count="0" meta:image-count="0" meta:object-count="0" meta:page-count="1" meta:paragraph-count="4" meta:word-count="357" meta:character-count="2209" meta:non-whitespace-character-count="1834"/>
  </office:meta>
</office:document-meta>
</file>